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3T18:05:11.851893896</dc:date>
    <meta:editing-duration>PT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16" meta:non-whitespace-character-count="15"/>
  </office:meta>
</office:document-meta>
</file>